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80000047D5D7510E18D91FA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8.983cm" svg:height="18.5cm" svg:x="0.267cm" svg:y="1.25cm">
          <draw:image xlink:href="Pictures/10000201000007080000047D5D7510E18D91FA9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9:10:22.333063180</meta:creation-date>
    <dc:date>2021-03-20T20:00:04.054839779</dc:date>
    <meta:editing-duration>PT5M25S</meta:editing-duration>
    <meta:editing-cycles>2</meta:editing-cycles>
    <meta:generator>LibreOffice/6.4.5.2$Linux_X86_64 LibreOffice_project/40$Build-2</meta:generator>
    <meta:document-statistic meta:object-count="1"/>
  </office:meta>
</office:document-meta>
</file>